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Tahoma1" svg:font-family="Tahoma"/>
    <style:font-face style:name="apple-system" svg:font-family="apple-system, BlinkMacSystemFont, 'Segoe UI', Helvetica, Arial, sans-serif, 'Apple Color Emoji', 'Segoe UI Emoji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3300" style:font-name="JetBrains Mono"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left="0in" fo:margin-right="0in" fo:margin-top="0in" fo:margin-bottom="0.1665in" fo:orphans="2" fo:widows="2" fo:text-indent="0in" style:auto-text-indent="false"/>
      <style:text-properties fo:font-variant="normal" fo:text-transform="none" fo:color="#24292f" style:font-name="apple-system" fo:font-size="10.5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.1665in" fo:margin-bottom="0.1665in" fo:orphans="2" fo:widows="2" fo:text-indent="0in" style:auto-text-indent="false"/>
      <style:text-properties fo:font-variant="normal" fo:text-transform="none" fo:color="#24292f" style:font-name="apple-system" fo:font-size="10.5pt" fo:letter-spacing="normal" fo:font-style="normal" fo:font-weight="normal"/>
    </style:style>
    <style:style style:name="P4" style:family="paragraph" style:parent-style-name="Standard">
      <style:text-properties fo:color="#ff420e" style:font-name="JetBrains Mono" fo:font-size="12pt" fo:language="en" fo:country="US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style:font-name="JetBrains Mono" fo:font-size="12pt" fo:language="en" fo:country="US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style:font-name="JetBrains Mono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fo:color="#0066cc" style:font-name="JetBrains Mono"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8" style:family="paragraph" style:parent-style-name="Standard">
      <style:text-properties fo:color="#000099" style:font-name="JetBrains Mono" fo:font-size="10pt" fo:language="en" fo:country="US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text-properties fo:color="#000099" style:font-name="JetBrains Mono" fo:font-size="10pt" fo:language="en" fo:country="US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fo:color="#000099" style:font-name="JetBrains Mono" fo:font-size="10pt" fo:language="en" fo:country="US" fo:font-weight="bold" style:font-size-asian="10pt" style:font-weight-asian="bold" style:font-size-complex="1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color="#000099" fo:font-weight="bold" style:font-weight-asian="bold" style:font-weight-complex="bold"/>
    </style:style>
    <style:style style:name="T3" style:family="text">
      <style:text-properties fo:color="#000099" fo:font-size="10pt" fo:font-style="italic" style:font-size-asian="10pt" style:font-style-asian="italic" style:font-size-complex="10pt" style:font-style-complex="italic"/>
    </style:style>
    <style:style style:name="T4" style:family="text">
      <style:text-properties fo:color="#000099" fo:font-size="10pt" style:font-size-asian="10pt" style:font-size-complex="10pt"/>
    </style:style>
    <style:style style:name="T5" style:family="text">
      <style:text-properties fo:color="#330000" fo:font-size="22pt" fo:language="en" fo:country="US" fo:font-weight="bold" style:font-size-asian="22pt" style:font-weight-asian="bold" style:font-size-complex="22pt" style:font-weight-complex="bold"/>
    </style:style>
    <style:style style:name="T6" style:family="text">
      <style:text-properties fo:color="#ff420e" fo:font-weight="bold" style:font-weight-asian="bold" style:font-weight-complex="bold"/>
    </style:style>
    <style:style style:name="T7" style:family="text">
      <style:text-properties fo:color="#ff420e" fo:font-style="italic" style:font-style-asian="italic" style:font-style-complex="italic"/>
    </style:style>
    <style:style style:name="T8" style:family="text">
      <style:text-properties fo:color="#ff420e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6600"/>
    </style:style>
    <style:style style:name="T10" style:family="text">
      <style:text-properties fo:color="#ff3333" fo:language="bg" fo:country="BG" fo:font-style="italic" style:font-style-asian="italic" style:font-style-complex="italic"/>
    </style:style>
    <style:style style:name="T11" style:family="text">
      <style:text-properties fo:color="#c5000b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000000" fo:font-style="italic" style:font-style-asian="italic" style:font-style-complex="italic"/>
    </style:style>
    <style:style style:name="T15" style:family="text">
      <style:text-properties fo:color="#000000" fo:language="bg" fo:country="BG" fo:font-style="italic" style:font-style-asian="italic" style:font-style-complex="italic"/>
    </style:style>
    <style:style style:name="T16" style:family="text">
      <style:text-properties fo:color="#000000" fo:font-style="normal" style:font-style-asian="normal" style:font-style-complex="normal"/>
    </style:style>
    <style:style style:name="T17" style:family="text">
      <style:text-properties fo:color="#0066cc" fo:font-size="10pt" fo:font-style="italic" style:font-size-asian="10pt" style:font-style-asian="italic" style:font-size-complex="10pt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3"/></text:p>
      <text:p text:style-name="Standard"><text:span text:style-name="T1"><text:s text:c="63"/></text:span><text:span text:style-name="T5">GIT</text:span></text:p>
      <text:p text:style-name="P4"><text:s/></text:p>
      <text:p text:style-name="P4"/>
      <text:p text:style-name="P1"><text:span text:style-name="T6"><text:s/>*What is GIT: </text:span><text:span text:style-name="T12">Open source version control system(</text:span><text:span text:style-name="T14">can track all changes</text:span><text:span text:style-name="T12">)</text:span></text:p>
      <text:p text:style-name="P5"/>
      <text:p text:style-name="P5"><text:s text:c="8"/>Local Project =&gt; Staging Area =&gt; Repo</text:p>
      <text:p text:style-name="P1"/>
      <text:p text:style-name="P1"><text:span text:style-name="T6"><text:s/>*Commits best practices:</text:span><text:span text:style-name="T7"> </text:span><text:span text:style-name="T14">When I reach state where want to rekord then commit. Not to often not rarely. Very good commit message</text:span></text:p>
      <text:p text:style-name="P6"/>
      <text:p text:style-name="P1"><text:span text:style-name="T6">*Ignoring files </text:span><text:span text:style-name="T14">create</text:span><text:span text:style-name="T12"> .gitignore</text:span><text:span text:style-name="T14"> in the root of our prject, </text:span><text:span text:style-name="T15">и в него задаваме директорията която не искаме да тракваме. Това рабори</text:span><text:span text:style-name="T10"> само ако не сме</text:span><text:span text:style-name="T15"> преместили нежелания файл в нашето репо.</text:span></text:p>
      <text:p text:style-name="P4"/>
      <text:p text:style-name="P1"><text:span text:style-name="T6">* Merge / Rebase </text:span><text:span text:style-name="T14">the goal of both is to take commit from one branch and but them into other. Merge </text:span><text:span text:style-name="T13">keeps</text:span><text:span text:style-name="T14"> Branching history a rebase doesn't. </text:span><text:span text:style-name="T13">Merge take both end-points</text:span><text:span text:style-name="T14"> from(master/myBranch) and merge it </text:span><text:span text:style-name="T13">into a new </text:span><text:span text:style-name="T14">commit. </text:span><text:span text:style-name="T13">Merging crea</text:span><text:span text:style-name="T14">t</text:span><text:span text:style-name="T13">e new commit object Rebase doesn't. Rebase allow us to re-write history! It take</text:span><text:span text:style-name="T14"> all commits from feature branch a</text:span><text:span text:style-name="T13">nd place them on TOP </text:span><text:span text:style-name="T14">of the Base branch and we receive linear history. No additional commit is created. <text:s/></text:span><text:a xlink:type="simple" xlink:href="https://www.youtube.com/watch?v=f1wnYdLEpgI" text:style-name="Internet_20_link" text:visited-style-name="Visited_20_Internet_20_Link">https://www.youtube.com/watch?v=f1wnYdLEpgI</text:a><text:span text:style-name="T17">, </text:span><text:a xlink:type="simple" xlink:href="https://www.atlassian.com/git/tutorials/merging-vs-rebasing" text:style-name="Internet_20_link" text:visited-style-name="Visited_20_Internet_20_Link">https://www.atlassian.com/git/tutorials/merging-vs-rebasing</text:a><text:span text:style-name="T17"> , </text:span></text:p>
      <text:p text:style-name="P1"><text:span text:style-name="T13">Sqush(</text:span><text:span text:style-name="T16">combine</text:span><text:span text:style-name="T13">)commits + shortcuts </text:span><text:span text:style-name="T17">https://www.youtube.com/watch?v=V5KrD7CmO4o</text:span></text:p>
      <text:p text:style-name="P7"/>
      <text:p text:style-name="P8"/>
      <text:p text:style-name="P1"/>
      <text:p text:style-name="P1"><text:span text:style-name="T6">*Git links</text:span><text:span text:style-name="T2">: </text:span><text:a xlink:type="simple" xlink:href="https://www.youtube.com/watch?v=8JJ101D3knE&amp;t=69s" text:style-name="Internet_20_link" text:visited-style-name="Visited_20_Internet_20_Link">https://www.youtube.com/watch?v=8JJ101D3knE&amp;t=69s</text:a><text:span text:style-name="T3"> </text:span><text:span text:style-name="T2">, </text:span><text:a xlink:type="simple" xlink:href="https://gist.github.com/gwenf/19e5748a5391929e8e938a22c8a4b3f2" text:style-name="Internet_20_link" text:visited-style-name="Visited_20_Internet_20_Link">https://gist.github.com/gwenf/19e5748a5391929e8e938a22c8a4b3f2</text:a><text:span text:style-name="T4"> , </text:span><text:a xlink:type="simple" xlink:href="https://www.youtube.com/watch?v=CRlGDDprdOQ&amp;t=524s" text:style-name="Internet_20_link" text:visited-style-name="Visited_20_Internet_20_Link">https://www.youtube.com/watch?v=CRlGDDprdOQ&amp;t=524s</text:a><text:span text:style-name="T4"> , https://www.youtube.com/watch?v=f1wnYdLEpgI</text:span></text:p>
      <text:p text:style-name="P1"><text:span text:style-name="T8">Up-TO-Date My branch </text:span><text:span text:style-name="T3">https://stackoverflow.com/questions/9587686/easier-way-to-keep-a-git-feature-branch-up-to-date</text:span></text:p>
      <text:p text:style-name="P9"/>
      <text:p text:style-name="P3">git config –global user.name “[name]” -&gt;<text:span text:style-name="T9"> </text:span><text:span text:style-name="T11">sets author name</text:span><text:line-break/>git config –global user.email “[email address]” -&gt;<text:span text:style-name="T11"> sets author email id</text:span></text:p>
      <text:p text:style-name="P3">git init [repository name] -&gt; <text:span text:style-name="T11">start new repository</text:span></text:p>
      <text:p text:style-name="P3">git clone [url] -&gt; <text:span text:style-name="T11">obtain a repository from an existing URL.</text:span></text:p>
      <text:p text:style-name="P3">git add [file] -&gt; <text:span text:style-name="T11">adds a file to the staging area.</text:span></text:p>
      <text:p text:style-name="P3">git commit -m “[ Type in the commit message]” -&gt;<text:span text:style-name="T11">records or snapshots the file permanently in the version history.</text:span><text:line-break/>git commit -a -&gt;<text:span text:style-name="T11">commits any files you’ve changed since then.&amp;commits any files you’ve added</text:span></text:p>
      <text:p text:style-name="P3"><text:soft-page-break/>git diff -&gt;<text:span text:style-name="T11">shows the file differences which are not yet staged.</text:span><text:line-break/>git diff –staged -&gt;<text:span text:style-name="T11">differences between the files in the staging area and the latest version present.</text:span><text:line-break/>git diff [first branch] [second branch] -&gt;<text:span text:style-name="T11">differences between the two branches mentioned.</text:span></text:p>
      <text:p text:style-name="P3">git reset [file] -&gt;<text:span text:style-name="T11">unstages the file, but it preserves the file contents.</text:span><text:line-break/>git reset [commit] -&gt;<text:span text:style-name="T11">undoes all the commits after the specified commit and preserves the changes locally.</text:span><text:line-break/>git reset –hard [commit] -&gt;<text:span text:style-name="T11">discards all history and goes back to the specified commit.</text:span></text:p>
      <text:p text:style-name="P3">git status -&gt;<text:span text:style-name="T11">command lists all the files that have to be committed.</text:span></text:p>
      <text:p text:style-name="P2">9 ) git rm [file] -&gt;<text:span text:style-name="T11">deletes the file from your working directory and stages the deletion.</text:span></text:p>
      <text:p text:style-name="P3">git log -&gt;u<text:span text:style-name="T11">sed to list the version history for the current branch.</text:span><text:line-break/>git log –follow[file] -&gt;<text:span text:style-name="T11">lists version history for a file, including the renaming of files also.</text:span></text:p>
      <text:p text:style-name="P3">git show [commit] -&gt;s<text:span text:style-name="T11">hows the metadata and content changes of the specified commit.</text:span></text:p>
      <text:p text:style-name="P3">git tag [commitID] -&gt;<text:span text:style-name="T11">used to give tags to the specified commit.</text:span></text:p>
      <text:p text:style-name="P3">git branch -&gt;<text:span text:style-name="T11">lists all the local branches in the current repository.</text:span><text:line-break/>git branch [branch name] -&gt; <text:span text:style-name="T11">creates a new branch.</text:span><text:line-break/>git branch -d [branch name] -&gt; <text:span text:style-name="T11">deletes the feature branch.</text:span></text:p>
      <text:p text:style-name="P3">git checkout [branch name] -&gt; <text:span text:style-name="T11">used to switch from one branch to another</text:span><text:line-break/>git checkout -b [branch name] -&gt;<text:span text:style-name="T11">creates a new branch and also switches to it.</text:span></text:p>
      <text:p text:style-name="P3">git merge [branch name] -&gt;<text:span text:style-name="T11">merges the specified branch’s history into the current branch.</text:span></text:p>
      <text:p text:style-name="P3">git remote add [variable name] [Remote Server Link] -&gt;<text:span text:style-name="T11">used to connect your local repository to the remote server.</text:span></text:p>
      <text:p text:style-name="P3">git push [variable name] master -&gt;<text:span text:style-name="T11">sends the committed changes of master branch to your remote repository.</text:span><text:line-break/>git push [variable name] [branch] -&gt;<text:span text:style-name="T11">sends the branch commits to your remote repository.</text:span><text:line-break/>git push –all [variable name] -&gt;<text:span text:style-name="T11">pushes all branches to your remote repository.</text:span><text:line-break/>git push [variable name] :[branch name] -&gt;<text:span text:style-name="T11">deletes a branch on your remote repository.</text:span></text:p>
      <text:p text:style-name="P3">git pull [Repository Link] -&gt;<text:span text:style-name="T11">fetches and merges changes on the remote server to your working directory.</text:span></text:p>
      <text:p text:style-name="P3">git stash save -&gt;<text:span text:style-name="T11">stores all the modified tracked files.</text:span></text:p>
      <text:p text:style-name="P3"><text:soft-page-break/>git stash pop -&gt;<text:span text:style-name="T11">restores the most recently stashed files.</text:span><text:line-break/>git stash list -&gt;<text:span text:style-name="T11">lists all stashed changesets.</text:span><text:line-break/>git stash drop -&gt;<text:span text:style-name="T11">discards the most recently stashed changeset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Tahoma1" svg:font-family="Tahoma"/>
    <style:font-face style:name="apple-system" svg:font-family="apple-system, BlinkMacSystemFont, 'Segoe UI', Helvetica, Arial, sans-serif, 'Apple Color Emoji', 'Segoe UI Emoji'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38M57S</meta:editing-duration>
    <meta:editing-cycles>8</meta:editing-cycles>
    <meta:generator>OpenOffice/4.1.10$Win32 OpenOffice.org_project/4110m2$Build-9807</meta:generator>
    <dc:date>2021-10-28T11:12:29.02</dc:date>
    <dc:creator>alex alex</dc:creator>
    <meta:document-statistic meta:table-count="0" meta:image-count="0" meta:object-count="0" meta:page-count="3" meta:paragraph-count="31" meta:word-count="606" meta:character-count="4200"/>
    <meta:user-defined meta:name="Info 1"/>
    <meta:user-defined meta:name="Info 2"/>
    <meta:user-defined meta:name="Info 3"/>
    <meta:user-defined meta:name="Info 4"/>
  </office:meta>
</office:document-meta>
</file>